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80e9b" officeooo:paragraph-rsid="00180e9b"/>
    </style:style>
    <style:style style:name="P4" style:family="paragraph" style:parent-style-name="Standard">
      <style:paragraph-properties fo:text-align="center" style:justify-single-word="false"/>
      <style:text-properties officeooo:rsid="0018cd4c" officeooo:paragraph-rsid="0018cd4c"/>
    </style:style>
    <style:style style:name="P5" style:family="paragraph" style:parent-style-name="Standard">
      <style:paragraph-properties fo:text-align="start" style:justify-single-word="false"/>
      <style:text-properties officeooo:rsid="0018cd4c" officeooo:paragraph-rsid="0018cd4c"/>
    </style:style>
    <style:style style:name="P6" style:family="paragraph" style:parent-style-name="Standard">
      <style:paragraph-properties fo:text-align="center" style:justify-single-word="false"/>
      <style:text-properties officeooo:rsid="001c9673" officeooo:paragraph-rsid="001c9673"/>
    </style:style>
    <style:style style:name="P7" style:family="paragraph" style:parent-style-name="Standard">
      <style:paragraph-properties fo:text-align="start" style:justify-single-word="false"/>
      <style:text-properties officeooo:rsid="001c9673" officeooo:paragraph-rsid="001c9673"/>
    </style:style>
    <style:style style:name="P8" style:family="paragraph" style:parent-style-name="Standard">
      <style:paragraph-properties fo:text-align="start" style:justify-single-word="false"/>
      <style:text-properties officeooo:paragraph-rsid="001ccd68"/>
    </style:style>
    <style:style style:name="P9" style:family="paragraph" style:parent-style-name="Standard">
      <style:paragraph-properties fo:text-align="start" style:justify-single-word="false"/>
      <style:text-properties officeooo:rsid="001ccd68" officeooo:paragraph-rsid="001ccd68"/>
    </style:style>
    <style:style style:name="P10" style:family="paragraph" style:parent-style-name="Standard">
      <style:paragraph-properties fo:text-align="start" style:justify-single-word="false"/>
      <style:text-properties officeooo:rsid="001de374" officeooo:paragraph-rsid="001de374"/>
    </style:style>
    <style:style style:name="P11" style:family="paragraph" style:parent-style-name="Standard">
      <style:paragraph-properties fo:text-align="center" style:justify-single-word="false"/>
      <style:text-properties officeooo:paragraph-rsid="001c9673"/>
    </style:style>
    <style:style style:name="P12" style:family="paragraph" style:parent-style-name="Standard">
      <style:paragraph-properties fo:text-align="start" style:justify-single-word="false"/>
      <style:text-properties officeooo:rsid="001de374" officeooo:paragraph-rsid="001de374"/>
    </style:style>
    <style:style style:name="P13" style:family="paragraph" style:parent-style-name="Standard">
      <style:paragraph-properties fo:text-align="center" style:justify-single-word="false"/>
      <style:text-properties officeooo:rsid="001de374" officeooo:paragraph-rsid="001de374"/>
    </style:style>
    <style:style style:name="T1" style:family="text">
      <style:text-properties officeooo:rsid="001a6088"/>
    </style:style>
    <style:style style:name="T2" style:family="text">
      <style:text-properties officeooo:rsid="001c9673"/>
    </style:style>
    <style:style style:name="T3" style:family="text">
      <style:text-properties officeooo:rsid="001ccd68"/>
    </style:style>
    <style:style style:name="T4" style:family="text">
      <style:text-properties officeooo:rsid="001de374"/>
    </style:style>
    <style:style style:name="T5" style:family="text">
      <style:text-properties officeooo:rsid="001fa038"/>
    </style:style>
    <style:style style:name="T6" style:family="text">
      <style:text-properties officeooo:rsid="0020a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ummich</text:p>
      <text:p text:style-name="P1">________________________________________________________________________________</text:p>
      <text:p text:style-name="P2"/>
      <text:p text:style-name="P4">Was ist Politik?</text:p>
      <text:p text:style-name="P5"/>
      <text:p text:style-name="P5">Die Findung und Umsetzung <text:span text:style-name="T1">g</text:span>esellschaftlicher Ziele.</text:p>
      <text:p text:style-name="P5"/>
      <text:p text:style-name="P6">Koalitionsvertrag</text:p>
      <text:p text:style-name="P11"><text:span text:style-name="T2">Klimaschutz in der „</text:span><text:span text:style-name="T6">sozialen</text:span><text:span text:style-name="T2"> ökologischen Marktwirtschaft“</text:span></text:p>
      <text:p text:style-name="P7">Industrie</text:p>
      <text:p text:style-name="P7">- EU weiter CO²-Mindestpreis und CO²-Grenzausgleich</text:p>
      <text:p text:style-name="P7">- grünen Wasserstoff vorantreiben, Produktion fördern, Quote für öffentliche Beschaffung</text:p>
      <text:p text:style-name="P7"/>
      <text:p text:style-name="P7">Automobilindustrie</text:p>
      <text:p text:style-name="P7">- im Automobilsektor Arbeitsplätze, Wertschöpfung hierzulande erhalten</text:p>
      <text:p text:style-name="P7">- Leitmarkt für Elektromobilität, autonomes Fahren bilden (Ladesäuleninfrastruktur)</text:p>
      <text:p text:style-name="P7">- 15mio ePKW bis 2030</text:p>
      <text:p text:style-name="P7">- <text:span text:style-name="T3">Recycling </text:span><text:span text:style-name="T5">u.a. zentrale Bedeutung</text:span></text:p>
      <text:p text:style-name="P7"/>
      <text:p text:style-name="P9">Fachkräfte</text:p>
      <text:p text:style-name="P9">- höhere Erwerbsbetätigung von Frauen</text:p>
      <text:p text:style-name="P9">- allen älteren Erwerbstätigen (die wollen) eine Erwerbstätigkeit <text:span text:style-name="T5">bis zum Renteneintritt </text:span><text:s/><text:tab/>ermöglichen</text:p>
      <text:p text:style-name="P9">- Aus-, Fort- und Weiterbildungsschub</text:p>
      <text:p text:style-name="P9">- Arbeitsbedingungen attraktiver werden lassen</text:p>
      <text:p text:style-name="P9"/>
      <text:p text:style-name="P9">Kreislaufwirtschaft</text:p>
      <text:p text:style-name="P9">- fördern</text:p>
      <text:p text:style-name="P9">- Senkung des primären Rohstoffverbrauchs</text:p>
      <text:p text:style-name="P9">- auch in EU</text:p>
      <text:p text:style-name="P9">- digitaler Produktpass</text:p>
      <text:p text:style-name="P9">- Recycling-Label einführen</text:p>
      <text:p text:style-name="P9"/>
      <text:p text:style-name="P9">Ernährung</text:p>
      <text:p text:style-name="P8"><text:span text:style-name="T3">- </text:span><text:span text:style-name="T4">Ernährungsstrategie bis 2023 (besonders für Kinder) </text:span><text:span text:style-name="T5">für</text:span><text:span text:style-name="T4"> gesunde Umgebung </text:span><text:span text:style-name="T5">aus</text:span><text:span text:style-name="T4"> Ernährung und <text:tab/>Bewegung</text:span></text:p>
      <text:p text:style-name="P9">- <text:span text:style-name="T4">Anteil von regionaler, ökologischer Erzeugnisse erhöhen</text:span></text:p>
      <text:p text:style-name="P9">- <text:span text:style-name="T4">an Kinder (bis 14 Jahre) gerichtete Werbung für Lebensmittel mit erhöhtem Zucker-, Fett oder <text:tab/>Salzgehalts verbieten</text:span></text:p>
      <text:p text:style-name="P9"/>
      <text:p text:style-name="P10">Tierschutz</text:p>
      <text:p text:style-name="P10">- ab 2022 verbindliche Tierschutzkennzeichnung („umfasst auch“ Transport und Schlachtung)</text:p>
      <text:p text:style-name="P10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1T08:55:50.105000000</dc:date>
    <meta:editing-duration>PT1H14M31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1" meta:word-count="161" meta:character-count="1351" meta:non-whitespace-character-count="1221"/>
  </office:meta>
</office:document-meta>
</file>